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Traveling _Typewriter" fo:font-size="15pt" officeooo:rsid="00193837" officeooo:paragraph-rsid="00193837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3">Nuuk</text:p>
          </table:table-cell>
          <table:table-cell table:style-name="Tableau1.A2" office:value-type="string">
            <text:p text:style-name="P3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inuit</text:p>
          </table:table-cell>
          <table:table-cell table:style-name="Tableau1.A2" office:value-type="string">
            <text:p text:style-name="P3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3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7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7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7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9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3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3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3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3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3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3"/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0-23T08:22:54.396000000</dc:date>
    <meta:editing-cycles>106</meta:editing-cycles>
    <meta:editing-duration>PT20H53M51S</meta:editing-duration>
    <meta:document-statistic meta:table-count="1" meta:image-count="0" meta:object-count="0" meta:page-count="6" meta:paragraph-count="248" meta:word-count="399" meta:character-count="2709" meta:non-whitespace-character-count="255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